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5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34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xmalloc</text:p>
          </table:table-cell>
          <table:table-cell office:value-type="string" calcext:value-type="string">
            <text:p>size_t);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xreallo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);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k_atoi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page_alloc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);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*);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llbuf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*);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nlsca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rint_offset_sep</text:p>
          </table:table-cell>
          <table:table-cell office:value-type="string" calcext:value-type="string">
            <text:p>off_t,</text:p>
          </table:table-cell>
          <table:table-cell office:value-type="string" calcext:value-type="string">
            <text:p>int);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rlin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rpending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rtex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epbuf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*);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epfi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*);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epdi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*);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etmatche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stall_matche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epend_arg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);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repend_default_option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*);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ptr_t</text:p>
          </table:table-cell>
          <table:table-cell office:value-type="string" calcext:value-type="string">
            <text:p>xcalloc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size_t);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faerro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ptr_t</text:p>
          </table:table-cell>
          <table:table-cell office:value-type="string" calcext:value-type="string">
            <text:p>xmalloc_1</text:p>
          </table:table-cell>
          <table:table-cell office:value-type="string" calcext:value-type="string">
            <text:p>size_t);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ptr_t</text:p>
          </table:table-cell>
          <table:table-cell office:value-type="string" calcext:value-type="string">
            <text:p>xrealloc_1</text:p>
          </table:table-cell>
          <table:table-cell office:value-type="string" calcext:value-type="string">
            <text:p>ptr_t,</text:p>
          </table:table-cell>
          <table:table-cell office:value-type="string" calcext:value-type="string">
            <text:p>size_t);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stbit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etbit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rbit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pys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zeros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nots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class_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fasyntax</text:p>
          </table:table-cell>
          <table:table-cell office:value-type="string" calcext:value-type="string">
            <text:p>reg_syntax_t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int);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alpha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upper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lower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digit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xdigit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space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punct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alnum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print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graph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cntrl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s_blank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oking_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void);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addtok</text:p>
          </table:table-cell>
          <table:table-cell office:value-type="string" calcext:value-type="string">
            <text:p>token);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void);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subtoks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pytoks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int);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void);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oid);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int);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fapars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);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position_se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position_set</text:p>
          </table:table-cell>
          <table:table-cell office:value-type="string" calcext:value-type="string">
            <text:p>*);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osition,</text:p>
          </table:table-cell>
          <table:table-cell office:value-type="string" calcext:value-type="string">
            <text:p>position_set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sition_se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position_se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position_set</text:p>
          </table:table-cell>
          <table:table-cell office:value-type="string" calcext:value-type="string">
            <text:p>*);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position,</text:p>
          </table:table-cell>
          <table:table-cell office:value-type="string" calcext:value-type="string">
            <text:p>position_set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ate_index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position_se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int);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psclosure</text:p>
          </table:table-cell>
          <table:table-cell office:value-type="string" calcext:value-type="string">
            <text:p>position_se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);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faanalyz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fastate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uild_state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);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uild_state_zero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dfaexec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);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faini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facomp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fafre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icatallo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icpyallo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istrst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fre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freeli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);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enli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);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comsub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addlists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);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inboth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);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resetmust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84" calcext:value-type="float">
            <text:p>398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famus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*);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25" calcext:value-type="float">
            <text:p>4325</text:p>
          </table:table-cell>
          <table:table-cell office:value-type="string" calcext:value-type="string">
            <text:p>kwset_t</text:p>
          </table:table-cell>
          <table:table-cell office:value-type="string" calcext:value-type="string">
            <text:p>kwsallo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61" calcext:value-type="float">
            <text:p>436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kwsincr</text:p>
          </table:table-cell>
          <table:table-cell office:value-type="string" calcext:value-type="string">
            <text:p>kwset_t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);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21" calcext:value-type="float">
            <text:p>452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queu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**);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efail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*);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73" calcext:value-type="float">
            <text:p>4573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edelta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asevery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*);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09" calcext:value-type="float">
            <text:p>4609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eenex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**);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kwsprep</text:p>
          </table:table-cell>
          <table:table-cell office:value-type="string" calcext:value-type="string">
            <text:p>kwset_t);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42" calcext:value-type="float">
            <text:p>474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bmexec</text:p>
          </table:table-cell>
          <table:table-cell office:value-type="string" calcext:value-type="string">
            <text:p>kwset_t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);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cwexec</text:p>
          </table:table-cell>
          <table:table-cell office:value-type="string" calcext:value-type="string">
            <text:p>kwset_t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kwsmatch</text:p>
          </table:table-cell>
          <table:table-cell office:value-type="string" calcext:value-type="string">
            <text:p>*);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kwsexec</text:p>
          </table:table-cell>
          <table:table-cell office:value-type="string" calcext:value-type="string">
            <text:p>kwset_t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kwsmatch</text:p>
          </table:table-cell>
          <table:table-cell office:value-type="string" calcext:value-type="string">
            <text:p>*);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kwsfree</text:p>
          </table:table-cell>
          <table:table-cell office:value-type="string" calcext:value-type="string">
            <text:p>kwset_t);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24" calcext:value-type="float">
            <text:p>592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it_syntax_once</text:p>
          </table:table-cell>
          <table:table-cell office:value-type="string" calcext:value-type="string">
            <text:p>);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68" calcext:value-type="float">
            <text:p>6668</text:p>
          </table:table-cell>
          <table:table-cell office:value-type="string" calcext:value-type="string">
            <text:p>reg_syntax_t</text:p>
          </table:table-cell>
          <table:table-cell office:value-type="string" calcext:value-type="string">
            <text:p>re_set_syntax</text:p>
          </table:table-cell>
          <table:table-cell office:value-type="string" calcext:value-type="string">
            <text:p>reg_syntax_t);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506" calcext:value-type="float">
            <text:p>750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eg_errcode_t</text:p>
          </table:table-cell>
          <table:table-cell office:value-type="string" calcext:value-type="string">
            <text:p>regex_compi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reg_syntax_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pattern_buffer</text:p>
          </table:table-cell>
          <table:table-cell office:value-type="string" calcext:value-type="string">
            <text:p>*);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ore_op1</text:p>
          </table:table-cell>
          <table:table-cell office:value-type="string" calcext:value-type="string">
            <text:p>re_opcode_t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31" calcext:value-type="float">
            <text:p>863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ore_op2</text:p>
          </table:table-cell>
          <table:table-cell office:value-type="string" calcext:value-type="string">
            <text:p>re_opcode_t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int);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46" calcext:value-type="float">
            <text:p>864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sert_op1</text:p>
          </table:table-cell>
          <table:table-cell office:value-type="string" calcext:value-type="string">
            <text:p>re_opcode_t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sert_op2</text:p>
          </table:table-cell>
          <table:table-cell office:value-type="string" calcext:value-type="string">
            <text:p>re_opcode_t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table:number-columns-repeated="2" office:value-type="string" calcext:value-type="string">
            <text:p>int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86" calcext:value-type="float">
            <text:p>868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t_begline_loc_p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reg_syntax_t);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705" calcext:value-type="float">
            <text:p>870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t_endline_loc_p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reg_syntax_t);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27" calcext:value-type="float">
            <text:p>8727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group_in_compile_stack</text:p>
          </table:table-cell>
          <table:table-cell office:value-type="string" calcext:value-type="string">
            <text:p>compile_stack_type,</text:p>
          </table:table-cell>
          <table:table-cell office:value-type="string" calcext:value-type="string">
            <text:p>regnum_t);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55" calcext:value-type="float">
            <text:p>8755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eg_errcode_t</text:p>
          </table:table-cell>
          <table:table-cell office:value-type="string" calcext:value-type="string">
            <text:p>compile_rang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reg_syntax_t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14" calcext:value-type="float">
            <text:p>881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_compile_fastmap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pattern_buffer</text:p>
          </table:table-cell>
          <table:table-cell office:value-type="string" calcext:value-type="string">
            <text:p>*);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120" calcext:value-type="float">
            <text:p>9120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re_set_registers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pattern_buffe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registers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regoff_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regoff_t</text:p>
          </table:table-cell>
          <table:table-cell office:value-type="string" calcext:value-type="string">
            <text:p>*);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_search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pattern_buffe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table:number-columns-repeated="3" office:value-type="string" calcext:value-type="string">
            <text:p>in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registers</text:p>
          </table:table-cell>
          <table:table-cell office:value-type="string" calcext:value-type="string">
            <text:p>*);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_search_2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pattern_buffe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table:number-columns-repeated="3" office:value-type="string" calcext:value-type="string">
            <text:p>in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registers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_match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pattern_buffe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table:number-columns-repeated="2" office:value-type="string" calcext:value-type="string">
            <text:p>in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registers</text:p>
          </table:table-cell>
          <table:table-cell office:value-type="string" calcext:value-type="string">
            <text:p>*);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57" calcext:value-type="float">
            <text:p>945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_match_2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pattern_buffe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table:number-columns-repeated="2" office:value-type="string" calcext:value-type="string">
            <text:p>in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registers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481" calcext:value-type="float">
            <text:p>9481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_match_2_internal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pattern_buffe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table:number-columns-repeated="2" office:value-type="string" calcext:value-type="string">
            <text:p>in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registers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873" calcext:value-type="float">
            <text:p>10873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group_match_null_string_p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register_info_type</text:p>
          </table:table-cell>
          <table:table-cell office:value-type="string" calcext:value-type="string">
            <text:p>*);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982" calcext:value-type="float">
            <text:p>1098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alt_match_null_string_p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register_info_type</text:p>
          </table:table-cell>
          <table:table-cell office:value-type="string" calcext:value-type="string">
            <text:p>*);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19" calcext:value-type="float">
            <text:p>11019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ommon_op_match_null_string_p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register_info_type</text:p>
          </table:table-cell>
          <table:table-cell office:value-type="string" calcext:value-type="string">
            <text:p>*);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07" calcext:value-type="float">
            <text:p>11107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cmp_translat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);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134" calcext:value-type="float">
            <text:p>1113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re_compile_pattern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e_pattern_buffer</text:p>
          </table:table-cell>
          <table:table-cell office:value-type="string" calcext:value-type="string">
            <text:p>*);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272" calcext:value-type="float">
            <text:p>1127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gcomp</text:p>
          </table:table-cell>
          <table:table-cell office:value-type="string" calcext:value-type="string">
            <text:p>regex_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63" calcext:value-type="float">
            <text:p>1136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gexec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gex_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regmatch_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int);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430" calcext:value-type="float">
            <text:p>11430</text:p>
          </table:table-cell>
          <table:table-cell office:value-type="string" calcext:value-type="string">
            <text:p>size_t</text:p>
          </table:table-cell>
          <table:table-cell office:value-type="string" calcext:value-type="string">
            <text:p>regerror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regex_t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);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regfree</text:p>
          </table:table-cell>
          <table:table-cell office:value-type="string" calcext:value-type="string">
            <text:p>regex_t</text:p>
          </table:table-cell>
          <table:table-cell office:value-type="string" calcext:value-type="string">
            <text:p>*);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savedi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);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602" calcext:value-type="float">
            <text:p>126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int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);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944" calcext:value-type="float">
            <text:p>1294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kwsinit</text:p>
          </table:table-cell>
          <table:table-cell office:value-type="string" calcext:value-type="string">
            <text:p>void);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62" calcext:value-type="float">
            <text:p>12962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kwsmusts</text:p>
          </table:table-cell>
          <table:table-cell office:value-type="string" calcext:value-type="string">
            <text:p>);</text:p>
          </table:table-cell>
          <table:table-cell table:number-columns-repeated="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996" calcext:value-type="float">
            <text:p>1299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compi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);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compi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);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16" calcext:value-type="float">
            <text:p>13116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EGexecu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);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229" calcext:value-type="float">
            <text:p>13229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Fcompi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);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54" calcext:value-type="float">
            <text:p>13254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Fexecu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,</text:p>
          </table:table-cell>
          <table:table-cell office:value-type="string" calcext:value-type="string">
            <text:p>size_t,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*);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Tabelle1.A1:Tabelle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.00.0000</text:date>, <text:time style:data-style-name="N2" text:time-value="12:04:04.9546558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37:41.555056244</meta:creation-date>
    <dc:date>2018-01-26T12:57:53.394579383</dc:date>
    <meta:editing-duration>PT1H11M18S</meta:editing-duration>
    <meta:editing-cycles>8</meta:editing-cycles>
    <meta:generator>LibreOffice/5.1.6.2$Linux_X86_64 LibreOffice_project/10m0$Build-2</meta:generator>
    <meta:document-statistic meta:table-count="1" meta:cell-count="1190" meta:object-count="0"/>
  </office:meta>
</office:document-meta>
</file>